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style:font-size-asian="10.5pt"/>
    </style:style>
    <style:style style:name="P2" style:family="paragraph" style:parent-style-name="Standard">
      <style:text-properties fo:font-size="22pt" fo:font-weight="bold" style:font-size-asian="10.5pt"/>
    </style:style>
    <style:style style:name="P3" style:family="paragraph" style:parent-style-name="Standard">
      <style:text-properties fo:color="#ff0000" style:font-size-asian="10.5pt"/>
    </style:style>
    <style:style style:name="P4" style:family="paragraph" style:parent-style-name="Standard">
      <style:text-properties fo:color="#000000" fo:font-size="22pt" fo:font-weight="bold" style:font-size-asian="10.5pt"/>
    </style:style>
    <style:style style:name="P5" style:family="paragraph" style:parent-style-name="Standard">
      <style:text-properties fo:color="#000000" fo:font-size="22pt" fo:font-weight="bold" style:font-size-asian="10.5pt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>
      <style:text-properties fo:color="#800000" fo:font-size="15pt" style:text-underline-style="solid" style:text-underline-type="double" style:text-underline-width="auto" style:text-underline-color="font-color" style:font-size-asian="10.5pt"/>
    </style:style>
    <style:style style:name="P10" style:family="paragraph" style:parent-style-name="Standard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5/01</text:p>
      <text:p text:style-name="P9">Why ?</text:p>
      <text:p text:style-name="Standard"/>
      <text:p text:style-name="Standard">GPS cheapest - $60 -- nextar - Rs.3300</text:p>
      <text:p text:style-name="Standard">Spice Mi310 -- Gps + android - Rs. 4000</text:p>
      <text:p text:style-name="Standard"/>
      <text:p text:style-name="Standard">900M mobile users in India.. Press Information Bureau, GOI, 2nd Aug, 2012</text:p>
      <text:p text:style-name="Standard">http://pib.nic.in/newsite/erelease.aspx?relid=85669</text:p>
      <text:p text:style-name="Standard"/>
      <text:p text:style-name="Standard">10% have smartphones - http://www.asiamediajournal.com/pressrelease.php?id=3756</text:p>
      <text:p text:style-name="Standard">about 50% of which are Symbian</text:p>
      <text:p text:style-name="Standard">Smartphones are growing at double rate. 11M sold this year.</text:p>
      <text:p text:style-name="Standard"/>
      <text:p text:style-name="Standard">800M+ vanilla mobiles</text:p>
      <text:p text:style-name="Standard">Feature phones market is almost constant but huge. 170M sold in each of the last two years</text:p>
      <text:p text:style-name="Standard"/>
      <text:p text:style-name="Standard"/>
      <text:p text:style-name="Standard">1:3 - rural to urban distribution</text:p>
      <text:p text:style-name="Standard"/>
      <text:p text:style-name="Standard"/>
      <text:p text:style-name="Standard">87M mobile internet users</text:p>
      <text:p text:style-name="Standard">http://www.thehindu.com/sci-tech/internet/internet-mobile-users-set-to-double-to-165-m-by-2015/article4265560.ece</text:p>
      <text:p text:style-name="Standard">09:47pm,14th jan</text:p>
      <text:p text:style-name="Standard"/>
      <text:p text:style-name="Standard">3M rural india mobile internet users - 7.2x in the past 2yrs</text:p>
      <text:p text:style-name="Standard">http://articles.timesofindia.indiatimes.com/2012-09-10/mumbai/33736420_1_mobile-association-internet-users</text:p>
      <text:p text:style-name="Standard"/>
      <text:p text:style-name="Standard"/>
      <text:p text:style-name="Standard">Pros:</text:p>
      <text:p text:style-name="Standard">No or nominal cost of service</text:p>
      <text:p text:style-name="Standard">Accessible for even basic feature phones</text:p>
      <text:p text:style-name="Standard">Doesnt require GPRS/GPS</text:p>
      <text:p text:style-name="Standard">A natural navigation guide for humans</text:p>
      <text:p text:style-name="Standard">The Use of Visual landmarks in a Wayfinding</text:p>
      <text:p text:style-name="Standard"><text:tab/>System for Elderly with Beginning Dementia</text:p>
      <text:p text:style-name="Standard"><text:tab/>D. Veldkamp 1, F. Hagethorn1, B. Kröse1, P. de Greef2</text:p>
      <text:p text:style-name="Standard"/>
      <text:p text:style-name="Standard">Cons:</text:p>
      <text:p text:style-name="Standard">User experience inferior to smartphones apps</text:p>
      <text:p text:style-name="Standard">Requires setting up of finely detailed maps so as to cover every address in the city and map it to landmarks</text:p>
      <text:p text:style-name="Standard"/>
      <text:p text:style-name="Standard"/>
      <text:p text:style-name="Standard">Past Work</text:p>
      <text:p text:style-name="Standard">AT&amp;T Navigator for featurephones: Internet+ GPS</text:p>
      <text:p text:style-name="Standard">ebookbrowse.com/att-navigator-users-guide-featurephones-pdf-d197921413</text:p>
      <text:p text:style-name="Standard"/>
      <text:p text:style-name="Standard"/>
      <text:p text:style-name="Standard"/>
      <text:p text:style-name="P2"><text:soft-page-break/>22/01</text:p>
      <text:p text:style-name="Standard">Clarifications:</text:p>
      <text:p text:style-name="Standard">1] GPS guides often turn out to be inaccurate and misleading. Esp in the 3rd world context where the streets are narrow and</text:p>
      <text:p text:style-name="Standard">the buildings are tall making it even more difficult to track.</text:p>
      <text:p text:style-name="Standard">2] Google Maps not labelled accurately.</text:p>
      <text:p text:style-name="Standard">3] Apps require GPS/GPRS. Some people who cant read maps and directions well but can understand well in terms of landmarks and natural conversation.</text:p>
      <text:p text:style-name="Standard">4] Those that dont require GPS/GPRS are high on storage.</text:p>
      <text:p text:style-name="Standard"/>
      <text:p text:style-name="Standard">Open source GIS systems -- one with APIs</text:p>
      <text:p text:style-name="Standard">Quantum GIS - Desktop GIS</text:p>
      <text:p text:style-name="Standard">:Direct viewing of data and rastering in different formats including shapefile format of ArcGIS</text:p>
      <text:p text:style-name="Standard">:Create, edit and export spatial data</text:p>
      <text:p text:style-name="Standard">:Spatial analysis - Map algebra, network analysis</text:p>
      <text:p text:style-name="Standard"/>
      <text:p text:style-name="Standard">Java library - GeoTools</text:p>
      <text:p text:style-name="Standard">Python library - GDAl??</text:p>
      <text:p text:style-name="Standard"/>
      <text:p text:style-name="Standard"/>
      <text:p text:style-name="Standard">Routing Engine - pgrouting.. Quantum gis can integrate it</text:p>
      <text:p text:style-name="P3">Yes, Use it</text:p>
      <text:p text:style-name="P3"/>
      <text:p text:style-name="P4">29/01</text:p>
      <text:p text:style-name="Standard"/>
      <text:p text:style-name="Standard">Shapefiles – Spatially describe points, line, geometry</text:p>
      <text:p text:style-name="Standard"><text:span text:style-name="T1">Ques </text:span>: Can I get an index a shapefile.. so that I can route between points?</text:p>
      <text:p text:style-name="Standard">Routing engine leave it</text:p>
      <text:p text:style-name="Standard"/>
      <text:p text:style-name="P4">05/02</text:p>
      <text:p text:style-name="Standard">Creating a geodatabase</text:p>
      <text:p text:style-name="Standard">Landmarks extraction </text:p>
      <text:list xml:id="list1290536736" text:style-name="L2">
        <text:list-item>
          <text:p text:style-name="P6">Crowdsourcing</text:p>
        </text:list-item>
        <text:list-item>
          <text:p text:style-name="P6">Brenner Elias </text:p>
        </text:list-item>
      </text:list>
      <text:p text:style-name="P10">This concept is used by</text:p>
      <text:p text:style-name="P10">(Raubal and Winter, 2002) to provide measures to specify for-</text:p>
      <text:p text:style-name="P10">mally the landmark saliency of buildings: the strength or attrac-</text:p>
      <text:p text:style-name="P10">tiveness of landmarks is determined by the components visual</text:p>
      <text:p text:style-name="P10">attraction (e.g. consisting of facade area, shape, color, visibility),</text:p>
      <text:p text:style-name="P10"><text:s/>̧</text:p>
      <text:p text:style-name="P10">semantic attraction (cultural and historical importance, explicit</text:p>
      <text:p text:style-name="P10">marks, e.g. shop signs) and structural attraction (nodes (impor-</text:p>
      <text:p text:style-name="P10">tant intersection), boundaries (parting elements like rail tracks</text:p>
      <text:p text:style-name="P10">or rivers), regions (building blocks)). The combination of the</text:p>
      <text:p text:style-name="P10">property values leads to a numerical estimation of the landmark’s</text:p>
      <text:p text:style-name="P10">saliency</text:p>
      <text:p text:style-name="P10"/>
      <text:list xml:id="list631273407" text:style-name="L3">
        <text:list-item>
          <text:p text:style-name="P7">Data mining : Extracting geomtrical features</text:p>
          <text:p text:style-name="P7">If the chosen attributes are suitable for developing an</text:p>
          <text:p text:style-name="P7">object schema and outliers from this schema present something</text:p>
          <text:p text:style-name="P7"><text:soft-page-break/>particular, it is possible to determine landmarks through statistics</text:p>
          <text:p text:style-name="P7">and data mining methods</text:p>
        </text:list-item>
      </text:list>
      <text:p text:style-name="Standard"/>
      <text:p text:style-name="Standard">Landmark Saliency</text:p>
      <text:list xml:id="list207507965" text:style-name="L4">
        <text:list-item>
          <text:p text:style-name="P8">Visual, Semantic and Structural Attraction</text:p>
        </text:list-item>
        <text:list-item>
          <text:p text:style-name="P8">Enriching wayfinding – winter and roubal</text:p>
        </text:list-item>
      </text:list>
      <text:p text:style-name="P10"/>
      <text:p text:style-name="P10"/>
      <text:p text:style-name="Standard"/>
      <text:p text:style-name="Standard">Employ routing engines</text:p>
      <text:p text:style-name="Standard">Use routing engines to find path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baz Khan</meta:initial-creator>
    <meta:creation-date>2013-01-27T21:20:49</meta:creation-date>
    <dc:date>2013-02-03T23:09:50</dc:date>
    <dc:creator>Arbaz Khan</dc:creator>
    <meta:editing-duration>PT55M7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3" meta:paragraph-count="78" meta:word-count="512" meta:character-count="3479" meta:non-whitespace-character-count="3035"/>
  </office:meta>
</office:document-meta>
</file>